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ES" fo:font-weight="bold" style:font-weight-asian="bold" style:font-weight-complex="bold"/>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language="es" fo:country="ES" officeooo:rsid="000e24c3" officeooo:paragraph-rsid="000e24c3"/>
    </style:style>
    <style:style style:name="P4" style:family="paragraph" style:parent-style-name="Standard">
      <style:paragraph-properties fo:text-align="start" style:justify-single-word="false"/>
      <style:text-properties fo:language="es" fo:country="ES" officeooo:rsid="000e24c3" officeooo:paragraph-rsid="000e24c3"/>
    </style:style>
    <style:style style:name="P5" style:family="paragraph" style:parent-style-name="Standard">
      <style:paragraph-properties fo:text-align="center" style:justify-single-word="false"/>
      <style:text-properties fo:font-size="24pt" fo:language="es" fo:country="ES" style:text-underline-style="solid" style:text-underline-width="auto" style:text-underline-color="font-color" officeooo:rsid="000e24c3" officeooo:paragraph-rsid="000e24c3" style:font-size-asian="24pt" style:font-size-complex="24pt"/>
    </style:style>
    <style:style style:name="T1" style:family="text">
      <style:text-properties officeooo:rsid="000e24c3"/>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5">PROPUESTA PROYECTO </text:p>
      <text:p text:style-name="P5">FIN DE CICLO</text:p>
      <text:p text:style-name="P3"/>
      <text:p text:style-name="P4"/>
      <text:p text:style-name="P4"/>
      <text:p text:style-name="P4"><text:tab/>Mi propuesta es una aplicación Android realizada con KOTLIN para un cliente llamado Vicente Ramón Piñuel Cabedo para la empresa EDI; Escuela De Informática e Ingles.</text:p>
      <text:p text:style-name="P4"/>
      <text:p text:style-name="P4"><text:tab/>Donde tendrá un menú con las diferentes opciones, tendrán un listado de aulas, cursos que se imparten, listado de alumnos que hay en el centro y de profesores que realizan los cursos. También la documentación de contacto y enlace a la página web del centro EDI. </text:p>
      <text:p text:style-name="P4"/>
      <text:p text:style-name="P4"><text:tab/>En los listados de alumnos y profesores se podrán eliminar, modificar y añadir como mediante una opción. Tanto en el listado de alumnos como de profesores estará toda la información necesaria para su registro. Todos los listados estarán alojadas en una base de datos.</text:p>
      <text:p text:style-name="P4"/>
      <text:p text:style-name="P4"/>
      <text:p text:style-name="P4"><text:tab/>Las tecnologías previstas son KOTLIN y SQLite realizado con Android Studio y el objetivo del proyecto es tener toda la información de cada realización de cursos que se imparten en el centro y un registro de personal que implican la realización de ellos, a su vez queda alojado en papel archivado como en la aplicación que posteriormente a esta propuesta comenzaré a realiz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fo:font-weight="bold" style:font-weight-asian="bold" style:font-weight-complex="bold"/>
    </style:style>
    <style:style style:name="MT1" style:family="text">
      <style:text-properties officeooo:rsid="000e24c3"/>
    </style:style>
    <style:style style:name="MT2"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0.06pt solid #000000" fo:border-bottom="0.06pt solid #000000" fo:border-left="none" fo:border-right="none" fo:padding="0.051cm" fo:background-color="transparent" draw:fill="none"/>
      </style:header-style>
      <style:footer-style>
        <style:header-footer-properties fo:min-height="0cm" fo:margin-top="0.499cm" fo:border-top="0.06pt solid #000000" fo:border-bottom="0.06pt solid #000000" fo:border-left="none" fo:border-right="none" fo:padding="0.051cm" fo:background-color="transparent" draw:fill="none"/>
      </style:footer-style>
    </style:page-layout>
  </office:automatic-styles>
  <office:master-styles>
    <style:master-page style:name="Standard" style:page-layout-name="Mpm1">
      <style:header>
        <text:p text:style-name="MP1">PROYECTO DE FIN DE CICLO (PFC) <text:tab/> <text:s text:c="16"/><text:span text:style-name="MT1">DAVID PIÑUEL BOSQUE</text:span><text:tab/><text:span text:style-name="MT1">DAM</text:span></text:p>
      </style:header>
      <style:footer>
        <text:p text:style-name="Footer"><text:tab/><text:span text:style-name="MT2"><text:page-number text:select-page="current">1</text:page-number></text:span><text:span text:style-name="MT2">/</text:span><text:span text:style-name="MT2"><text:page-count>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7T17:04:10.294000000</dc:date>
    <meta:editing-duration>PT24M9S</meta:editing-duration>
    <meta:editing-cycles>1</meta:editing-cycles>
    <meta:document-statistic meta:table-count="0" meta:image-count="0" meta:object-count="0" meta:page-count="1" meta:paragraph-count="8" meta:word-count="195" meta:character-count="1180" meta:non-whitespace-character-count="968"/>
    <meta:generator>LibreOffice/7.4.1.2$Windows_X86_64 LibreOffice_project/3c58a8f3a960df8bc8fd77b461821e42c061c5f0</meta:generator>
  </office:meta>
</office:document-meta>
</file>